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471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2626in"/>
    </style:style>
    <style:style style:name="co9" style:family="table-column">
      <style:table-column-properties fo:break-before="auto" style:column-width="1.4327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4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12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  <table:table-cell table:style-name="ce12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12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1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  <table:table-cell table:style-name="ce12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  <table:table-cell table:style-name="ce11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  <table:table-cell table:style-name="ce12"/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'Abasa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  <table:table-cell table:style-name="ce12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2"/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12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2"/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  <table:table-cell table:style-name="ce11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  <table:table-cell table:style-name="ce12"/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2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2"/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  <table:table-cell table:style-name="ce12"/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2"/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  <table:table-cell table:style-name="ce12"/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12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12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  <table:table-cell table:style-name="ce12"/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12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2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12"/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2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12"/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  <table:table-cell table:style-name="ce12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  <table:table-cell table:style-name="ce12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  <table:table-cell table:style-name="ce12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  <table:table-cell table:style-name="ce12"/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12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12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2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12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  <table:table-cell table:style-name="ce12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12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12"/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12"/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2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Abasa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1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1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  <table:table-cell table:style-name="ce12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12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12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2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12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12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1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12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  <table:table-cell table:style-name="ce12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1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  <table:table-cell table:style-name="ce1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1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1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1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12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  <table:table-cell table:style-name="ce1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  <table:table-cell table:style-name="ce12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2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  <table:table-cell table:style-name="ce1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1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  <table:table-cell table:style-name="ce1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</table:table-row>
        <table:table-row table:style-name="ro1" table:number-rows-repeated="38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38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4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QURAN.A39:QURAN.C1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REV 02 18-APR-2021</text:p>
        </style:region-left>
        <style:region-center>
          <text:p><text:span text:style-name="MT1">Source: Ibnu Majjah (ibnumajjah.com )</text:span></text:p>
        </style:region-center>
        <style:region-right>
          <text:p>(c) 2021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08:01:04.316714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1-04-18T08:01:55.733530369</dc:date>
    <meta:editing-duration>PT13M11S</meta:editing-duration>
    <meta:editing-cycles>15</meta:editing-cycles>
    <meta:document-statistic meta:table-count="1" meta:cell-count="684" meta:object-count="0"/>
  </office:meta>
</office:document-meta>
</file>